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02cm" fo:margin-left="0cm" fo:margin-top="0cm" fo:margin-bottom="0cm" fo:break-before="auto" fo:break-after="auto" table:align="left"/>
    </style:style>
    <style:style style:name="Table1.A" style:family="table-column">
      <style:table-column-properties style:column-width="9.523cm"/>
    </style:style>
    <style:style style:name="Table1.B" style:family="table-column">
      <style:table-column-properties style:column-width="2.54cm"/>
    </style:style>
    <style:style style:name="Table1.C" style:family="table-column">
      <style:table-column-properties style:column-width="3.93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0" fo:border-right="0.5pt solid #000000" fo:border-top="0.75pt solid #000000" fo:border-bottom="0.75pt solid #000000"/>
    </style:style>
    <style:style style:name="Table1.A2" style:family="table-cell">
      <style:table-cell-properties style:vertical-align="middle" fo:background-color="#e6e6e6" fo:padding-left="0.191cm" fo:padding-right="0.191cm" fo:padding-top="0cm" fo:padding-bottom="0cm" fo:border-left="0.5pt solid #000000" fo:border-right="0.75pt solid #000000" fo:border-top="0.75pt solid #000000" fo:border-bottom="0.75pt solid #000000">
        <style:background-image/>
      </style:table-cell-properties>
    </style:style>
    <style:style style:name="Table1.B2" style:family="table-cell">
      <style:table-cell-properties fo:background-color="#e6e6e6" fo:padding-left="0.191cm" fo:padding-right="0.191cm" fo:padding-top="0cm" fo:padding-bottom="0cm" fo:border="0.75pt solid #000000">
        <style:background-image/>
      </style:table-cell-properties>
    </style:style>
    <style:style style:name="Table1.C2" style:family="table-cell">
      <style:table-cell-properties style:vertical-align="middle" fo:background-color="#e6e6e6" fo:padding-left="0.191cm" fo:padding-right="0.191cm" fo:padding-top="0cm" fo:padding-bottom="0cm" fo:border-left="0.75pt solid #000000" fo:border-right="0.5pt solid #000000" fo:border-top="0.75pt solid #000000" fo:border-bottom="0.75pt solid #000000">
        <style:background-image/>
      </style:table-cell-properties>
    </style:style>
    <style:style style:name="Table1.A3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B3" style:family="table-cell">
      <style:table-cell-properties style:vertical-align="" fo:padding-left="0.191cm" fo:padding-right="0.191cm" fo:padding-top="0cm" fo:padding-bottom="0cm" fo:border="0.75pt solid #000000"/>
    </style:style>
    <style:style style:name="Table1.C3" style:family="table-cell">
      <style:table-cell-properties style:vertical-align="" fo:padding-left="0.191cm" fo:padding-right="0.191cm" fo:padding-top="0cm" fo:padding-bottom="0cm" fo:border-left="0.75pt solid #000000" fo:border-right="0.5pt solid #000000" fo:border-top="0.75pt solid #000000" fo:border-bottom="0.75pt solid #000000"/>
    </style:style>
    <style:style style:name="Table1.A4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A5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B5" style:family="table-cell">
      <style:table-cell-properties style:vertical-align="" fo:padding-left="0.191cm" fo:padding-right="0.191cm" fo:padding-top="0cm" fo:padding-bottom="0cm" fo:border="0.75pt solid #000000"/>
    </style:style>
    <style:style style:name="Table1.C5" style:family="table-cell">
      <style:table-cell-properties style:vertical-align="" fo:padding-left="0.191cm" fo:padding-right="0.191cm" fo:padding-top="0cm" fo:padding-bottom="0cm" fo:border-left="0.75pt solid #000000" fo:border-right="0.5pt solid #000000" fo:border-top="0.75pt solid #000000" fo:border-bottom="0.75pt solid #000000"/>
    </style:style>
    <style:style style:name="Table1.6" style:family="table-row">
      <style:table-row-properties style:min-row-height="0.423cm" fo:keep-together="auto"/>
    </style:style>
    <style:style style:name="Table1.A6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A7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B7" style:family="table-cell">
      <style:table-cell-properties style:vertical-align="" fo:padding-left="0.191cm" fo:padding-right="0.191cm" fo:padding-top="0cm" fo:padding-bottom="0cm" fo:border="0.75pt solid #000000"/>
    </style:style>
    <style:style style:name="Table1.C7" style:family="table-cell">
      <style:table-cell-properties style:vertical-align="" fo:padding-left="0.191cm" fo:padding-right="0.191cm" fo:padding-top="0cm" fo:padding-bottom="0cm" fo:border-left="0.75pt solid #000000" fo:border-right="0.5pt solid #000000" fo:border-top="0.75pt solid #000000" fo:border-bottom="0.75pt solid #000000"/>
    </style:style>
    <style:style style:name="Table1.A8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A9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B9" style:family="table-cell">
      <style:table-cell-properties style:vertical-align="" fo:padding-left="0.191cm" fo:padding-right="0.191cm" fo:padding-top="0cm" fo:padding-bottom="0cm" fo:border="0.75pt solid #000000"/>
    </style:style>
    <style:style style:name="Table1.C9" style:family="table-cell">
      <style:table-cell-properties style:vertical-align="" fo:padding-left="0.191cm" fo:padding-right="0.191cm" fo:padding-top="0cm" fo:padding-bottom="0cm" fo:border-left="0.75pt solid #000000" fo:border-right="0.5pt solid #000000" fo:border-top="0.75pt solid #000000" fo:border-bottom="0.75pt solid #000000"/>
    </style:style>
    <style:style style:name="Table1.A10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A11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B11" style:family="table-cell">
      <style:table-cell-properties style:vertical-align="" fo:padding-left="0.191cm" fo:padding-right="0.191cm" fo:padding-top="0cm" fo:padding-bottom="0cm" fo:border="0.75pt solid #000000"/>
    </style:style>
    <style:style style:name="Table1.C11" style:family="table-cell">
      <style:table-cell-properties style:vertical-align="" fo:padding-left="0.191cm" fo:padding-right="0.191cm" fo:padding-top="0cm" fo:padding-bottom="0cm" fo:border-left="0.75pt solid #000000" fo:border-right="0.5pt solid #000000" fo:border-top="0.75pt solid #000000" fo:border-bottom="0.75pt solid #000000"/>
    </style:style>
    <style:style style:name="Table1.A12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A13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B13" style:family="table-cell">
      <style:table-cell-properties style:vertical-align="" fo:padding-left="0.191cm" fo:padding-right="0.191cm" fo:padding-top="0cm" fo:padding-bottom="0cm" fo:border="0.75pt solid #000000"/>
    </style:style>
    <style:style style:name="Table1.C13" style:family="table-cell">
      <style:table-cell-properties style:vertical-align="" fo:padding-left="0.191cm" fo:padding-right="0.191cm" fo:padding-top="0cm" fo:padding-bottom="0cm" fo:border-left="0.75pt solid #000000" fo:border-right="0.5pt solid #000000" fo:border-top="0.75pt solid #000000" fo:border-bottom="0.75pt solid #000000"/>
    </style:style>
    <style:style style:name="Table1.A14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A15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B15" style:family="table-cell">
      <style:table-cell-properties style:vertical-align="" fo:padding-left="0.191cm" fo:padding-right="0.191cm" fo:padding-top="0cm" fo:padding-bottom="0cm" fo:border="0.75pt solid #000000"/>
    </style:style>
    <style:style style:name="Table1.C15" style:family="table-cell">
      <style:table-cell-properties style:vertical-align="" fo:padding-left="0.191cm" fo:padding-right="0.191cm" fo:padding-top="0cm" fo:padding-bottom="0cm" fo:border-left="0.75pt solid #000000" fo:border-right="0.5pt solid #000000" fo:border-top="0.75pt solid #000000" fo:border-bottom="0.75pt solid #000000"/>
    </style:style>
    <style:style style:name="Table1.A16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A17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B17" style:family="table-cell">
      <style:table-cell-properties style:vertical-align="" fo:padding-left="0.191cm" fo:padding-right="0.191cm" fo:padding-top="0cm" fo:padding-bottom="0cm" fo:border="0.75pt solid #000000"/>
    </style:style>
    <style:style style:name="Table1.C17" style:family="table-cell">
      <style:table-cell-properties style:vertical-align="" fo:padding-left="0.191cm" fo:padding-right="0.191cm" fo:padding-top="0cm" fo:padding-bottom="0cm" fo:border-left="0.75pt solid #000000" fo:border-right="0.5pt solid #000000" fo:border-top="0.75pt solid #000000" fo:border-bottom="0.75pt solid #000000"/>
    </style:style>
    <style:style style:name="Table1.A18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A19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B19" style:family="table-cell">
      <style:table-cell-properties style:vertical-align="" fo:padding-left="0.191cm" fo:padding-right="0.191cm" fo:padding-top="0cm" fo:padding-bottom="0cm" fo:border="0.75pt solid #000000"/>
    </style:style>
    <style:style style:name="Table1.C19" style:family="table-cell">
      <style:table-cell-properties style:vertical-align="" fo:padding-left="0.191cm" fo:padding-right="0.191cm" fo:padding-top="0cm" fo:padding-bottom="0cm" fo:border-left="0.75pt solid #000000" fo:border-right="0.5pt solid #000000" fo:border-top="0.75pt solid #000000" fo:border-bottom="0.75pt solid #000000"/>
    </style:style>
    <style:style style:name="Table1.A20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A21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B21" style:family="table-cell">
      <style:table-cell-properties style:vertical-align="" fo:padding-left="0.191cm" fo:padding-right="0.191cm" fo:padding-top="0cm" fo:padding-bottom="0cm" fo:border="0.75pt solid #000000"/>
    </style:style>
    <style:style style:name="Table1.C21" style:family="table-cell">
      <style:table-cell-properties style:vertical-align="" fo:padding-left="0.191cm" fo:padding-right="0.191cm" fo:padding-top="0cm" fo:padding-bottom="0cm" fo:border-left="0.75pt solid #000000" fo:border-right="0.5pt solid #000000" fo:border-top="0.75pt solid #000000" fo:border-bottom="0.75pt solid #000000"/>
    </style:style>
    <style:style style:name="Table1.A22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A23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Table1.B23" style:family="table-cell">
      <style:table-cell-properties style:vertical-align="" fo:padding-left="0.191cm" fo:padding-right="0.191cm" fo:padding-top="0cm" fo:padding-bottom="0cm" fo:border="0.75pt solid #000000"/>
    </style:style>
    <style:style style:name="Table1.C23" style:family="table-cell">
      <style:table-cell-properties style:vertical-align="" fo:padding-left="0.191cm" fo:padding-right="0.191cm" fo:padding-top="0cm" fo:padding-bottom="0cm" fo:border-left="0.75pt solid #000000" fo:border-right="0.5pt solid #000000" fo:border-top="0.75pt solid #000000" fo:border-bottom="0.75pt solid #000000"/>
    </style:style>
    <style:style style:name="Table1.A24" style:family="table-cell">
      <style:table-cell-properties style:vertical-align="" fo:padding-left="0.191cm" fo:padding-right="0.191cm" fo:padding-top="0cm" fo:padding-bottom="0cm" fo:border-left="0.5pt solid #000000" fo:border-right="0.75pt solid #000000" fo:border-top="0.75pt solid #000000" fo:border-bottom="0.75pt solid #000000"/>
    </style:style>
    <style:style style:name="P1" style:family="paragraph" style:parent-style-name="Standard">
      <style:paragraph-properties fo:margin-top="0.847cm" fo:margin-bottom="0cm" style:contextual-spacing="false" fo:line-height="125%" fo:padding="0cm" fo:border="none"/>
      <style:text-properties fo:color="#666666" loext:opacity="100%" officeooo:paragraph-rsid="00091d12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666666" loext:opacity="100%" officeooo:paragraph-rsid="00091d12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 fo:break-before="auto" fo:break-after="auto"/>
      <style:text-properties fo:font-size="12pt" officeooo:paragraph-rsid="00091d12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paragraph-rsid="00091d12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paragraph-rsid="00091d12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0b152a" officeooo:paragraph-rsid="000b152a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rsid="000b152a" officeooo:paragraph-rsid="000b152a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rsid="000cc393" officeooo:paragraph-rsid="000cc393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0df5bb" officeooo:paragraph-rsid="000df5bb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rsid="000df5bb" officeooo:paragraph-rsid="000df5bb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rsid="000ea763" officeooo:paragraph-rsid="000ea763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0ea763" officeooo:paragraph-rsid="000ea763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rsid="000eb879" officeooo:paragraph-rsid="000eb879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officeooo:rsid="0010b382" officeooo:paragraph-rsid="0010b382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officeooo:paragraph-rsid="00091d12" style:font-weight-asian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fo:font-weight="bold" officeooo:paragraph-rsid="00091d12" style:font-size-asian="10pt" style:font-weight-asian="bold" style:font-size-complex="10pt"/>
    </style:style>
    <style:style style:name="P17" style:family="paragraph" style:parent-style-name="Standard">
      <style:paragraph-properties fo:margin-left="1.161cm" fo:margin-right="0cm" fo:margin-top="0cm" fo:margin-bottom="0cm" style:contextual-spacing="false" fo:line-height="100%" fo:text-indent="0cm" style:auto-text-indent="false"/>
      <style:text-properties fo:font-size="10.5pt" officeooo:paragraph-rsid="00091d12" style:font-size-asian="10.5pt" style:font-size-complex="10.5pt"/>
    </style:style>
    <style:style style:name="P18" style:family="paragraph" style:parent-style-name="Standard">
      <style:paragraph-properties fo:margin-left="0.504cm" fo:margin-right="0cm" fo:margin-top="0cm" fo:margin-bottom="0cm" style:contextual-spacing="false" fo:line-height="100%" fo:text-indent="0cm" style:auto-text-indent="false"/>
      <style:text-properties fo:font-size="10.5pt" officeooo:paragraph-rsid="00091d12" style:font-size-asian="10.5pt" style:font-size-complex="10.5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91d1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b152a" style:font-size-asian="12pt" style:font-size-complex="12pt"/>
    </style:style>
    <style:style style:name="T4" style:family="text">
      <style:text-properties fo:font-size="12pt" officeooo:rsid="000cc393" style:font-size-asian="12pt" style:font-size-complex="12pt"/>
    </style:style>
    <style:style style:name="T5" style:family="text">
      <style:text-properties fo:font-size="12pt" officeooo:rsid="000df5bb" style:font-size-asian="12pt" style:font-size-complex="12pt"/>
    </style:style>
    <style:style style:name="T6" style:family="text">
      <style:text-properties fo:font-size="12pt" officeooo:rsid="000ea763" style:font-size-asian="12pt" style:font-size-complex="12pt"/>
    </style:style>
    <style:style style:name="T7" style:family="text">
      <style:text-properties fo:font-size="12pt" officeooo:rsid="000eb879" style:font-size-asian="12pt" style:font-size-complex="12pt"/>
    </style:style>
    <style:style style:name="T8" style:family="text">
      <style:text-properties fo:font-size="12pt" officeooo:rsid="0010b382" style:font-size-asian="12pt" style:font-size-complex="12pt"/>
    </style:style>
    <style:style style:name="T9" style:family="text">
      <style:text-properties officeooo:rsid="000b152a"/>
    </style:style>
    <style:style style:name="T10" style:family="text">
      <style:text-properties officeooo:rsid="000cc393"/>
    </style:style>
    <style:style style:name="T11" style:family="text">
      <style:text-properties officeooo:rsid="000df5bb"/>
    </style:style>
    <style:style style:name="T12" style:family="text">
      <style:text-properties officeooo:rsid="000ea763"/>
    </style:style>
    <style:style style:name="T13" style:family="text">
      <style:text-properties officeooo:rsid="000eb879"/>
    </style:style>
    <style:style style:name="T14" style:family="text">
      <style:text-properties officeooo:rsid="0010b3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">Avaliador: <text:span text:style-name="T9">Iuri de Carvalho Salgado, Natan Piveta, Poliana Gomes</text:span></text:p>
            <text:p text:style-name="P2">Site : competence.eng.b<text:span text:style-name="T14">r</text:span></text:p>
            <text:p text:style-name="P2">Início da avaliação heurística: ____ h <text:s/>____ min <text:s/></text:p>
            <text:p text:style-name="P2">Término da avaliação heurística: ____ h <text:s/>____ min <text:s/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Problema identificado</text:p>
          </table:table-cell>
          <table:table-cell table:style-name="Table1.B2" office:value-type="string">
            <text:p text:style-name="P16">Heurística</text:p>
            <text:p text:style-name="P16">relacionada (número)</text:p>
          </table:table-cell>
          <table:table-cell table:style-name="Table1.C2" office:value-type="string">
            <text:p text:style-name="P16">Grau de severidade do problema</text:p>
          </table:table-cell>
        </table:table-row>
        <table:table-row table:style-name="Table1.1">
          <table:table-cell table:style-name="Table1.A3" office:value-type="string">
            <text:p text:style-name="P4">1. <text:span text:style-name="T9">Site inseguro, compromete a segurança e confiança do usuário</text:span></text:p>
            <text:p text:style-name="P4">Link: https://competence.eng.br/</text:p>
          </table:table-cell>
          <table:table-cell table:style-name="Table1.B3" office:value-type="string">
            <text:p text:style-name="P7">9</text:p>
          </table:table-cell>
          <table:table-cell table:style-name="Table1.C3" office:value-type="string">
            <text:p text:style-name="P17">( <text:s text:c="2"/>) 0 - Sem importância</text:p>
            <text:p text:style-name="P18">( <text:s text:c="2"/>) 1 - Cosmético</text:p>
            <text:p text:style-name="P18">( <text:s text:c="2"/>) 2 - Simples</text:p>
            <text:p text:style-name="P18">(<text:span text:style-name="T9">X</text:span>) 3 - Grave</text:p>
            <text:p text:style-name="P18">( <text:s text:c="2"/>) 4 - Catastrófico</text:p>
          </table:table-cell>
        </table:table-row>
        <table:table-row table:style-name="Table1.1">
          <table:table-cell table:style-name="Table1.A4" table:number-columns-spanned="3" office:value-type="string">
            <text:p text:style-name="P19"><text:span text:style-name="T1">Correção sugerida:</text:span><text:span text:style-name="T2"> </text:span><text:span text:style-name="T3">Instalação de um certificado SSL para o domínio em sua hospedágem, normalmente são oferecidos certificados gratuitos como o Lets’s Encrypt</text:span></text:p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4">2. <text:span text:style-name="T9">Os 3 balões redondos que fazem parte do slide na página inicial, seguem aparecendo nas demais páginas, e os slides não aparecem, deixando os balões sem sentido no contexto da página.</text:span></text:p>
            <text:p text:style-name="P6">Link: http://competence.eng.br/sobre.html</text:p>
          </table:table-cell>
          <table:table-cell table:style-name="Table1.B5" office:value-type="string">
            <text:p text:style-name="P7">1, 4</text:p>
          </table:table-cell>
          <table:table-cell table:style-name="Table1.C5" office:value-type="string">
            <text:p text:style-name="P17">( <text:s text:c="2"/>) 0 - Sem importância</text:p>
            <text:p text:style-name="P18">( <text:s text:c="2"/>) 1 - Cosmético</text:p>
            <text:p text:style-name="P18">(<text:span text:style-name="T9">X</text:span>) 2 - Simples</text:p>
            <text:p text:style-name="P18">( <text:s text:c="2"/>) 3 - Grave</text:p>
            <text:p text:style-name="P18">( <text:s text:c="2"/>) 4 - Catastrófico</text:p>
          </table:table-cell>
        </table:table-row>
        <table:table-row table:style-name="Table1.6">
          <table:table-cell table:style-name="Table1.A6" table:number-columns-spanned="3" office:value-type="string">
            <text:p text:style-name="P19"><text:span text:style-name="T1">Correção sugerida:</text:span><text:span text:style-name="T2"> </text:span><text:span text:style-name="T3">Remover os itens que, fora da home, não fazem sentido e também estão sem nenhuma função</text:span></text:p>
          </table:table-cell>
          <table:covered-table-cell/>
          <table:covered-table-cell/>
        </table:table-row>
        <table:table-row table:style-name="Table1.1">
          <table:table-cell table:style-name="Table1.A7" office:value-type="string">
            <text:p text:style-name="P4">3. <text:span text:style-name="T9">Quando entra na página Sobre e clica novamente no menu em Sobre, a página quebra e retorna erro, possívelmente 404 not found. A url muda e não é possível entender o erro e nem voltar ao estado anterior</text:span></text:p>
            <text:p text:style-name="P6">Link: http://competence.eng.br/sobre.html</text:p>
          </table:table-cell>
          <table:table-cell table:style-name="Table1.B7" office:value-type="string">
            <text:p text:style-name="P8">4, 5, 6, 8, 9</text:p>
          </table:table-cell>
          <table:table-cell table:style-name="Table1.C7" office:value-type="string">
            <text:p text:style-name="P17">( <text:s text:c="2"/>) 0 - Sem importância</text:p>
            <text:p text:style-name="P18">( <text:s text:c="2"/>) 1 - Cosmético</text:p>
            <text:p text:style-name="P18">( <text:s text:c="2"/>) 2 - Simples</text:p>
            <text:p text:style-name="P18">( <text:s text:c="2"/>) 3 - Grave</text:p>
            <text:p text:style-name="P18">(<text:span text:style-name="T10">X</text:span>) 4 - Catastrófico</text:p>
          </table:table-cell>
        </table:table-row>
        <table:table-row table:style-name="Table1.1">
          <table:table-cell table:style-name="Table1.A8" table:number-columns-spanned="3" office:value-type="string">
            <text:p text:style-name="P19"><text:span text:style-name="T1">Correção sugerida:</text:span><text:span text:style-name="T2"> </text:span><text:span text:style-name="T4">Corrigir o redirecionamento no html, evitar erros de links para arquivos que não existem e tratar erros de forma mais amigável com possibilidade de retorno ao um estado de funcionamento normal </text:span></text:p>
          </table:table-cell>
          <table:covered-table-cell/>
          <table:covered-table-cell/>
        </table:table-row>
        <table:table-row table:style-name="Table1.1">
          <table:table-cell table:style-name="Table1.A9" office:value-type="string">
            <text:p text:style-name="P4">4.<text:span text:style-name="T10">Dentro do item Serviços no menu, em leia mais, quando abre a informação em texto, não é possível voltar para a tela anterior de forma simples, assim como alguns desses caminhos não levam a nenhuma informação e os Serviços em destaque também estão sem funcionamento. </text:span><text:span text:style-name="T11">Ainda observado que quando selecionado o serviço, o item marcado no menu é o Clientes.</text:span></text:p>
            <text:p text:style-name="P9">Link: http://competence.eng.br/arrancamento.html</text:p>
          </table:table-cell>
          <table:table-cell table:style-name="Table1.B9" office:value-type="string">
            <text:p text:style-name="P10">3, 4, 6, 7, 9</text:p>
          </table:table-cell>
          <table:table-cell table:style-name="Table1.C9" office:value-type="string">
            <text:p text:style-name="P17">( <text:s text:c="2"/>) 0 - Sem importância</text:p>
            <text:p text:style-name="P18">( <text:s text:c="2"/>) 1 - Cosmético</text:p>
            <text:p text:style-name="P18">( <text:s text:c="2"/>) 2 - Simples</text:p>
            <text:p text:style-name="P18">(<text:span text:style-name="T11">X</text:span>) 3 - Grave</text:p>
            <text:p text:style-name="P18">( <text:s text:c="2"/>) 4 - Catastrófico</text:p>
          </table:table-cell>
        </table:table-row>
        <table:table-row table:style-name="Table1.1">
          <table:table-cell table:style-name="Table1.A10" table:number-columns-spanned="3" office:value-type="string">
            <text:p text:style-name="P19"><text:span text:style-name="T1">Correção sugerida:</text:span><text:span text:style-name="T2"> </text:span><text:span text:style-name="T5">Corrigir a indicação do item do menu selecionado, remover links que não funcionam e adicionar um botão de voltar para facilitar a navegação.</text:span>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4">5. <text:span text:style-name="T11">Página Clientes com imágens grandes contendo pequenos logos das empresas clientes.</text:span></text:p>
            <text:p text:style-name="P4"/>
            <text:p text:style-name="P9">Link: http://competence.eng.br/clientes.html</text:p>
          </table:table-cell>
          <table:table-cell table:style-name="Table1.B11" office:value-type="string">
            <text:p text:style-name="P10">1, 2, 7</text:p>
          </table:table-cell>
          <table:table-cell table:style-name="Table1.C11" office:value-type="string">
            <text:p text:style-name="P17">( <text:s text:c="2"/>) 0 - Sem importância</text:p>
            <text:p text:style-name="P18">( <text:s text:c="2"/>) 1 - Cosmético</text:p>
            <text:p text:style-name="P18">(<text:span text:style-name="T11">X</text:span>) 2 - Simples</text:p>
            <text:p text:style-name="P18">( <text:s text:c="2"/>) 3 - Grave</text:p>
            <text:p text:style-name="P18">( <text:s text:c="2"/>) 4 - Catastrófico</text:p>
          </table:table-cell>
        </table:table-row>
        <table:table-row table:style-name="Table1.1">
          <table:table-cell table:style-name="Table1.A12" table:number-columns-spanned="3" office:value-type="string">
            <text:p text:style-name="P19"><text:span text:style-name="T1">Correção sugerida:</text:span><text:span text:style-name="T2"> </text:span><text:span text:style-name="T5">Inserir imágens individuais para cada logo de cliente, podendo ter um link para o site da empresa, ou inserir apenas alguns clientes em destaque com imagens dos serviços prestados</text:span>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13" office:value-type="string">
            <text:p text:style-name="P4">6. <text:span text:style-name="T11">Logos de redes sociais no rodapé não redirecionam para as páginas da empresa nas redes e só estão presentes na página de clientes.</text:span></text:p>
            <text:p text:style-name="P4"/>
            <text:p text:style-name="P9">Link:http://competence.eng.br/clientes.html</text:p>
          </table:table-cell>
          <table:table-cell table:style-name="Table1.B13" office:value-type="string">
            <text:p text:style-name="P10">4, 6, 9</text:p>
          </table:table-cell>
          <table:table-cell table:style-name="Table1.C13" office:value-type="string">
            <text:p text:style-name="P17">( <text:s text:c="2"/>) 0 - Sem importância</text:p>
            <text:p text:style-name="P18">( <text:s text:c="2"/>) 1 - Cosmético</text:p>
            <text:p text:style-name="P18">(<text:span text:style-name="T11">X</text:span>) 2 - Simples</text:p>
            <text:p text:style-name="P18">( <text:s text:c="2"/>) 3 - Grave</text:p>
            <text:p text:style-name="P18">( <text:s text:c="2"/>) 4 - Catastrófico</text:p>
          </table:table-cell>
        </table:table-row>
        <table:table-row table:style-name="Table1.1">
          <table:table-cell table:style-name="Table1.A14" table:number-columns-spanned="3" office:value-type="string">
            <text:p text:style-name="P19"><text:span text:style-name="T1">Correção sugerida:</text:span><text:span text:style-name="T2"> </text:span><text:span text:style-name="T5">Ajustar os redirecionamentos, e com a atual importância das redes sociais, considerar um local de maior destaque mas sem exagero em todas as páginas do site.</text:span></text:p>
          </table:table-cell>
          <table:covered-table-cell/>
          <table:covered-table-cell/>
        </table:table-row>
        <table:table-row table:style-name="Table1.1">
          <table:table-cell table:style-name="Table1.A15" office:value-type="string">
            <text:p text:style-name="P4">7. <text:span text:style-name="T11">Em contato no menu, existe um link para voltar após o envio do formulário porém retorna para o formulário preenchido, quando se espera que retorne para a home, além disso se o formulário não for preenchido, é possível clicar no botão de enviar e ele redireciona para uma nova tela informando </text:span><text:span text:style-name="T12">para voltar e preencher o formulário</text:span></text:p>
            <text:p text:style-name="P12">Links:</text:p>
            <text:p text:style-name="P12">http://www.competence.eng.br/contacts.html</text:p>
            <text:p text:style-name="P12">http://www.competence.eng.br/enviadoerro.html</text:p>
          </table:table-cell>
          <table:table-cell table:style-name="Table1.B15" office:value-type="string">
            <text:p text:style-name="P11">3, 5, 6</text:p>
          </table:table-cell>
          <table:table-cell table:style-name="Table1.C15" office:value-type="string">
            <text:p text:style-name="P17">( <text:s text:c="2"/>) 0 - Sem importância</text:p>
            <text:p text:style-name="P18">( <text:s text:c="2"/>) 1 - Cosmético</text:p>
            <text:p text:style-name="P18">(<text:span text:style-name="T12">X</text:span>) 2 - Simples</text:p>
            <text:p text:style-name="P18">( <text:s text:c="2"/>) 3 - Grave</text:p>
            <text:p text:style-name="P18">( <text:s text:c="2"/>) 4 - Catastrófico</text:p>
          </table:table-cell>
        </table:table-row>
        <table:table-row table:style-name="Table1.1">
          <table:table-cell table:style-name="Table1.A16" table:number-columns-spanned="3" office:value-type="string">
            <text:p text:style-name="P19"><text:span text:style-name="T1">Correção sugerida:</text:span><text:span text:style-name="T2"> </text:span><text:span text:style-name="T6">Voltar para a home após o preenchimento e alertar o usuário que precisa preencher os dados antes de submeter o formulário</text:span></text:p>
          </table:table-cell>
          <table:covered-table-cell/>
          <table:covered-table-cell/>
        </table:table-row>
        <table:table-row table:style-name="Table1.1">
          <table:table-cell table:style-name="Table1.A17" office:value-type="string">
            <text:p text:style-name="P4">8.<text:span text:style-name="T12">Na home e em serviços, são usadas cores claras nos textos e o fundo também em cor clara, o que dificulta a leitura e torna desconfortável</text:span></text:p>
            <text:p text:style-name="P12">Links: http://www.competence.eng.br/index.html </text:p>
            <text:p text:style-name="P12">http://www.competence.eng.br/services.html</text:p>
          </table:table-cell>
          <table:table-cell table:style-name="Table1.B17" office:value-type="string">
            <text:p text:style-name="P11">1, 4</text:p>
          </table:table-cell>
          <table:table-cell table:style-name="Table1.C17" office:value-type="string">
            <text:p text:style-name="P17">( <text:s text:c="2"/>) 0 - Sem importância</text:p>
            <text:p text:style-name="P18">( <text:s text:c="2"/>) 1 - Cosmético</text:p>
            <text:p text:style-name="P18">( <text:s text:c="2"/>) 2 - Simples</text:p>
            <text:p text:style-name="P18">(<text:span text:style-name="T12">X</text:span>) 3 - Grave</text:p>
            <text:p text:style-name="P18">( <text:s text:c="2"/>) 4 - Catastrófico</text:p>
          </table:table-cell>
        </table:table-row>
        <table:table-row table:style-name="Table1.1">
          <table:table-cell table:style-name="Table1.A18" table:number-columns-spanned="3" office:value-type="string">
            <text:p text:style-name="P19"><text:span text:style-name="T1">Correção sugerida:</text:span><text:span text:style-name="T2"> </text:span><text:span text:style-name="T6">Melhorar a palheta de cores para ajustar o contraste a um nivel agradável</text:span></text:p>
          </table:table-cell>
          <table:covered-table-cell/>
          <table:covered-table-cell/>
        </table:table-row>
        <table:table-row table:style-name="Table1.1">
          <table:table-cell table:style-name="Table1.A19" office:value-type="string">
            <text:p text:style-name="P4">9. <text:span text:style-name="T12">Na home </text:span><text:span text:style-name="T13">existem vários links quebrados e a falta de um botão de voltar quando redirecionado para mais informações de alguns dos itens expostos, o problema no menu que seleciona o item clientes também ocorre, existe uma aba de novidades desatualizada e depoimentos com indicação de página em manutenção</text:span></text:p>
          </table:table-cell>
          <table:table-cell table:style-name="Table1.B19" office:value-type="string">
            <text:p text:style-name="P13">1</text:p>
          </table:table-cell>
          <table:table-cell table:style-name="Table1.C19" office:value-type="string">
            <text:p text:style-name="P17">( <text:s text:c="2"/>) 0 - Sem importância</text:p>
            <text:p text:style-name="P18">( <text:s text:c="2"/>) 1 - Cosmético</text:p>
            <text:p text:style-name="P18">( <text:s text:c="2"/>) 2 - Simples</text:p>
            <text:p text:style-name="P18">(<text:span text:style-name="T13">X</text:span>) 3 - Grave</text:p>
            <text:p text:style-name="P18">( <text:s text:c="2"/>) 4 - Catastrófico</text:p>
          </table:table-cell>
        </table:table-row>
        <table:table-row table:style-name="Table1.1">
          <table:table-cell table:style-name="Table1.A20" table:number-columns-spanned="3" office:value-type="string">
            <text:p text:style-name="P19"><text:span text:style-name="T1">Correção sugerida:</text:span><text:span text:style-name="T2"> </text:span><text:span text:style-name="T7">Remover os links quebrados, novidades desatualizadas, e depoimentos, já que estes últimos não existem. </text:span></text:p>
          </table:table-cell>
          <table:covered-table-cell/>
          <table:covered-table-cell/>
        </table:table-row>
        <table:table-row table:style-name="Table1.1">
          <table:table-cell table:style-name="Table1.A21" office:value-type="string">
            <text:p text:style-name="P4">10.<text:span text:style-name="T13">Responsividade e acessibilidade. O site não muda o layout para visualização no mobile, em diferentes tamanhos de tela, ele comprime <text:s/>o layout e as letras ficam muito pequena. Em relação a acessibilidade, os links e imagens não tem legendas ou tags específicas para que leitores de tela descrevam o conteúdo a pessoas com necessidades especiais </text:span></text:p>
          </table:table-cell>
          <table:table-cell table:style-name="Table1.B21" office:value-type="string">
            <text:p text:style-name="P14">1, 2, 4, 6</text:p>
          </table:table-cell>
          <table:table-cell table:style-name="Table1.C21" office:value-type="string">
            <text:p text:style-name="P17">( <text:s text:c="2"/>) 0 - Sem importância</text:p>
            <text:p text:style-name="P18">( <text:s text:c="2"/>) 1 - Cosmético</text:p>
            <text:p text:style-name="P18">( <text:s text:c="2"/>) 2 - Simples</text:p>
            <text:p text:style-name="P18">( <text:s/>) 3 - Grave</text:p>
            <text:p text:style-name="P18">(<text:span text:style-name="T14">X</text:span>) 4 - Catastrófico</text:p>
          </table:table-cell>
        </table:table-row>
        <table:table-row table:style-name="Table1.1">
          <table:table-cell table:style-name="Table1.A22" table:number-columns-spanned="3" office:value-type="string">
            <text:p text:style-name="P19"><text:span text:style-name="T1">Correção sugerida:</text:span><text:span text:style-name="T2"> </text:span><text:span text:style-name="T8">Criar um layout adaptativo para mobile, também aplicar os padrões para acessibilidade</text:span></text:p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23" office:value-type="string">
            <text:p text:style-name="P4">11.</text:p>
          </table:table-cell>
          <table:table-cell table:style-name="Table1.B23" office:value-type="string">
            <text:p text:style-name="P5"/>
          </table:table-cell>
          <table:table-cell table:style-name="Table1.C23" office:value-type="string">
            <text:p text:style-name="P17">( <text:s text:c="2"/>) 0 - Sem importância</text:p>
            <text:p text:style-name="P18">( <text:s text:c="2"/>) 1 - Cosmético</text:p>
            <text:p text:style-name="P18">( <text:s text:c="2"/>) 2 - Simples</text:p>
            <text:p text:style-name="P18">( <text:s text:c="2"/>) 3 - Grave</text:p>
            <text:p text:style-name="P18">( <text:s text:c="2"/>) 4 - Catastrófico</text:p>
          </table:table-cell>
        </table:table-row>
        <table:table-row table:style-name="Table1.1">
          <table:table-cell table:style-name="Table1.A24" table:number-columns-spanned="3" office:value-type="string">
            <text:p text:style-name="P19"><text:span text:style-name="T1">Correção sugerida:</text:span><text:span text:style-name="T2"> </text:span></text:p>
            <text:p text:style-name="P4"/>
          </table:table-cell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5:19:27.296716093</meta:creation-date>
    <meta:print-date>2022-09-15T15:20:36.427800961</meta:print-date>
    <dc:date>2022-09-15T22:22:13.562410361</dc:date>
    <meta:editing-duration>PT2M18S</meta:editing-duration>
    <meta:editing-cycles>1</meta:editing-cycles>
    <meta:document-statistic meta:table-count="1" meta:image-count="0" meta:object-count="0" meta:page-count="3" meta:paragraph-count="106" meta:word-count="954" meta:character-count="5458" meta:non-whitespace-character-count="4509"/>
    <meta:generator>LibreOffice/7.3.5.2$Linux_X86_64 LibreOffice_project/30$Build-2</meta:generator>
  </office:meta>
</office:document-meta>
</file>